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0052a" officeooo:paragraph-rsid="0010052a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fo:font-size="14pt" fo:font-weight="bold" officeooo:rsid="0010052a" officeooo:paragraph-rsid="0010052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fo:font-size="14pt" fo:font-weight="normal" officeooo:rsid="0010052a" officeooo:paragraph-rsid="001005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fo:font-size="14pt" fo:font-weight="normal" officeooo:rsid="0011b132" officeooo:paragraph-rsid="0011b13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fo:font-size="14pt" fo:font-weight="normal" officeooo:rsid="00136cd0" officeooo:paragraph-rsid="00136cd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fo:font-size="14pt" fo:font-style="normal" fo:font-weight="normal" officeooo:rsid="0010052a" officeooo:paragraph-rsid="0010052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1.668cm"/>
        </style:tab-stops>
      </style:paragraph-properties>
      <style:text-properties officeooo:paragraph-rsid="0011b132"/>
    </style:style>
    <style:style style:name="T1" style:family="text">
      <style:text-properties officeooo:rsid="0011b132"/>
    </style:style>
    <style:style style:name="T2" style:family="text">
      <style:text-properties fo:font-size="14pt" fo:font-weight="normal" officeooo:rsid="0011b132" style:font-size-asian="12.25pt" style:font-weight-asian="normal" style:font-size-complex="14pt" style:font-weight-complex="normal"/>
    </style:style>
    <style:style style:name="T3" style:family="text">
      <style:text-properties officeooo:rsid="00151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herches</text:p>
      <text:p text:style-name="P2"/>
      <text:p text:style-name="P3">pour accéder les résultats du vrai ou faux par exemple :</text:p>
      <text:p text:style-name="P3"><text:a xlink:type="simple" xlink:href="https://fr.w3docs.com/tools/code-editor/4064" text:style-name="Internet_20_link" text:visited-style-name="Visited_20_Internet_20_Link">https://fr.w3docs.com/tools/code-editor/4064</text:a></text:p>
      <text:p text:style-name="P3"/>
      <text:p text:style-name="P3">pour le vrai ou faux :</text:p>
      <text:p text:style-name="P3"><text:a xlink:type="simple" xlink:href="https://fr.w3docs.com/tools/code-editor/4072" text:style-name="Internet_20_link" text:visited-style-name="Visited_20_Internet_20_Link">https://fr.w3docs.com/tools/code-editor/4072</text:a></text:p>
      <text:p text:style-name="P3"/>
      <text:p text:style-name="P3">a regarder selon le profs pour le javascript :</text:p>
      <text:p text:style-name="P3"><text:a xlink:type="simple" xlink:href="https://getbootstrap.com/" text:style-name="Internet_20_link" text:visited-style-name="Visited_20_Internet_20_Link">https://getbootstrap.com/</text:a></text:p>
      <text:p text:style-name="P5">pour les boutons ont peut utiliser le java</text:p>
      <text:p text:style-name="P3"/>
      <text:p text:style-name="P6">style cartoon bouton fait main/animation<text:span text:style-name="T1"> diverse</text:span> :</text:p>
      <text:p text:style-name="P3"><text:a xlink:type="simple" xlink:href="https://graphiste.com/blog/animations-css-dynamiser-boutons" text:style-name="Internet_20_link" text:visited-style-name="Visited_20_Internet_20_Link">https://graphiste.com/blog/animations-css-dynamiser-boutons</text:a></text:p>
      <text:p text:style-name="P3"/>
      <text:p text:style-name="P7"><text:span text:style-name="T2">pour les animaux marins en fond:bulles/oiseaux pour les animaux de la savanes/</text:span>Soulignage esthétique <text:span text:style-name="T1">pour le retour a la page de base </text:span><text:span text:style-name="T2">:</text:span></text:p>
      <text:p text:style-name="P4"><text:a xlink:type="simple" xlink:href="https://graphiste.com/blog/animations-css" text:style-name="Internet_20_link" text:visited-style-name="Visited_20_Internet_20_Link">https://graphiste.com/blog/animations-css</text:a></text:p>
      <text:p text:style-name="P4"/>
      <text:p text:style-name="P4">lea:essaye de trouver des fonds</text:p>
      <text:p text:style-name="P4"/>
      <text:p text:style-name="P5">pour le diapo video :</text:p>
      <text:p text:style-name="P5"><text:a xlink:type="simple" xlink:href="https://openclassrooms.com/forum/sujet/creation-de-diaporama-avec-photos-et-video" text:style-name="Internet_20_link" text:visited-style-name="Visited_20_Internet_20_Link">https://openclassrooms.com/forum/sujet/creation-de-diaporama-avec-photos-et-video</text:a></text:p>
      <text:p text:style-name="P5"/>
      <text:p text:style-name="P5">défiler des elements</text:p>
      <text:p text:style-name="P5"><text:a xlink:type="simple" xlink:href="https://askcodez.com/comment-obtenir-le-defilement-horizontal-avec-lelement-div.html" text:style-name="Internet_20_link" text:visited-style-name="Visited_20_Internet_20_Link">https://askcodez.com/comment-obtenir-le-defilement-horizontal-avec-lelement-div.html</text:a></text:p>
      <text:p text:style-name="P5"/>
      <text:p text:style-name="P5"><text:a xlink:type="simple" xlink:href="https://developer.mozilla.org/fr/docs/Web/CSS/:target" text:style-name="Internet_20_link" text:visited-style-name="Visited_20_Internet_20_Link">https://developer.mozilla.org/fr/docs/Web/CSS/:target</text:a> <text:s/><text:span text:style-name="T3">trouver dans le code source de quipoquiz</text:span></text:p>
      <text:p text:style-name="P5"/>
      <text:p text:style-name="P5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09:16:46.676000000</meta:creation-date>
    <dc:date>2022-03-28T09:58:47.664000000</dc:date>
    <meta:editing-duration>PT1M10S</meta:editing-duration>
    <meta:editing-cycles>1</meta:editing-cycles>
    <meta:document-statistic meta:table-count="0" meta:image-count="0" meta:object-count="0" meta:page-count="1" meta:paragraph-count="18" meta:word-count="92" meta:character-count="905" meta:non-whitespace-character-count="830"/>
    <meta:generator>LibreOffice/7.1.5.2$Windows_X86_64 LibreOffice_project/85f04e9f809797b8199d13c421bd8a2b025d52b5</meta:generator>
  </office:meta>
</office:document-meta>
</file>